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 fo:language="ru" fo:country="RU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17.png" xlink:type="simple" xlink:show="embed" xlink:actuate="onLoad"/></draw:frame></text:p>
          </table:table-cell>
          <table:table-cell table:style-name="Table1.B1" office:value-type="string">
            <text:h text:style-name="P2" text:outline-level="1">Из файла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51cm" svg:height="1.769cm" draw:z-index="1"><draw:image xlink:href="../images/0017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<text:span text:style-name="T2">векторизован</text:span><text:span text:style-name="T1">, </text:span>возвращает на выходе значения таблично заданных от времени функций, вычисленных методом линейной интерполяции. Таблица задаются в виде текстового файла, где формат каждой строки должен быть следующим:</text:p>
            <text:p text:style-name="P5">&lt;время&gt; &lt;значение функции 1&gt; …. &lt;<text:span text:style-name="T1">значение </text:span>функции N&gt;</text:p>
            <text:p text:style-name="P6"><text:span text:style-name="T3">Пример</text:span>:</text:p>
            <text:p text:style-name="P6">0.1 <text:s text:c="2"/>1 <text:s text:c="2"/>2 <text:s/>6 <text:s text:c="2"/>9</text:p>
            <text:p text:style-name="P6">0.2 <text:s text:c="2"/>6 <text:s text:c="2"/>3 <text:s text:c="2"/>7 <text:s text:c="2"/>10</text:p>
            <text:p text:style-name="P6">0.3 <text:s text:c="2"/>3 <text:s text:c="2"/>5 <text:s text:c="2"/>3 <text:s text:c="2"/>9</text:p>
            <text:p text:style-name="P6">Файл считывается один раз при инициализации блока, затем интерполяция производится на основании загруженных данных.</text:p>
            <text:p text:style-name="P6"><text:span text:style-name="T3">Свойства</text:span>:</text:p>
            <text:list xml:id="list7005148288129600640" text:style-name="L1">
              <text:list-item>
                <text:p text:style-name="P7">Число функций в файле – количество столбцов значений функций в текстовом файле.</text:p>
              </text:list-item>
              <text:list-item>
                <text:p text:style-name="P7">Имя файла данных – относительный путь к файлу таблицы.</text:p>
              </text:list-item>
              <text:list-item>
                <text:p text:style-name="P7">Коэффициент умножения аргумента – коэффициент, на который умножается модельное время при интерполяци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з файла</dc:title>
    <dc:date>2014-12-11T17:46:27.64</dc:date>
    <meta:generator>OpenOffice/4.1.1$Win32 OpenOffice.org_project/411m6$Build-9775</meta:generator>
    <meta:editing-duration>PT6H26M59S</meta:editing-duration>
    <meta:editing-cycles>133</meta:editing-cycles>
    <meta:document-statistic meta:table-count="1" meta:image-count="2" meta:object-count="0" meta:page-count="1" meta:paragraph-count="17" meta:word-count="112" meta:character-count="740"/>
    <meta:user-defined meta:name="Поле 1"/>
    <meta:user-defined meta:name="Поле 2"/>
    <meta:user-defined meta:name="Поле 3"/>
    <meta:user-defined meta:name="Поле 4"/>
  </office:meta>
</office:document-meta>
</file>